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7.36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map style:condition="cell-content()&lt;0" style:apply-style-name="Bad" style:base-cell-address="Sheet1.G2"/>
      <style:map style:condition="cell-content()&gt;0" style:apply-style-name="Good" style:base-cell-address="Sheet1.G2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2"/>
        <table:table-column table:style-name="co1" table:default-cell-style-name="ce3"/>
        <table:table-column table:style-name="co1" table:number-columns-repeated="3" table:default-cell-style-name="ce2"/>
        <table:table-column table:style-name="co1" table:number-columns-repeated="2" table:default-cell-style-name="ce4"/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Numobj</text:p>
          </table:table-cell>
          <table:table-cell table:style-name="ce1" office:value-type="string" calcext:value-type="string">
            <text:p>RVEA mean</text:p>
          </table:table-cell>
          <table:table-cell table:style-name="ce1" office:value-type="string" calcext:value-type="string">
            <text:p>RVEA std</text:p>
          </table:table-cell>
          <table:table-cell table:style-name="ce1" office:value-type="string" calcext:value-type="string">
            <text:p>NSGAIII mean</text:p>
          </table:table-cell>
          <table:table-cell table:style-name="ce1" office:value-type="string" calcext:value-type="string">
            <text:p>NSGAIII std</text:p>
          </table:table-cell>
          <table:table-cell table:style-name="ce1" office:value-type="string" calcext:value-type="string">
            <text:p>Difference in means</text:p>
          </table:table-cell>
          <table:table-cell table:style-name="Default"/>
        </table:table-row>
        <table:table-row table:style-name="ro2">
          <table:table-cell office:value-type="string" calcext:value-type="string">
            <text:p>DTLZ1</text:p>
          </table:table-cell>
          <table:table-cell office:value-type="float" office:value="3" calcext:value-type="float">
            <text:p>3</text:p>
          </table:table-cell>
          <table:table-cell office:value-type="float" office:value="0.996747" calcext:value-type="float">
            <text:p>0.996747</text:p>
          </table:table-cell>
          <table:table-cell office:value-type="float" office:value="0.000008478264" calcext:value-type="float">
            <text:p>8.478264E-06</text:p>
          </table:table-cell>
          <table:table-cell office:value-type="float" office:value="0.996745" calcext:value-type="float">
            <text:p>0.996745</text:p>
          </table:table-cell>
          <table:table-cell office:value-type="float" office:value="0.000008457725" calcext:value-type="float">
            <text:p>8.457725E-06</text:p>
          </table:table-cell>
          <table:table-cell table:formula="of:=[.C2]-[.E2]" office:value-type="float" office:value="0.00000199999999994649" calcext:value-type="float">
            <text:p>1.99999999994649E-06</text:p>
          </table:table-cell>
          <table:table-cell/>
        </table:table-row>
        <table:table-row table:style-name="ro2">
          <table:table-cell office:value-type="string" calcext:value-type="string">
            <text:p>DTLZ2</text:p>
          </table:table-cell>
          <table:table-cell office:value-type="float" office:value="3" calcext:value-type="float">
            <text:p>3</text:p>
          </table:table-cell>
          <table:table-cell office:value-type="float" office:value="0.927058" calcext:value-type="float">
            <text:p>0.927058</text:p>
          </table:table-cell>
          <table:table-cell office:value-type="float" office:value="0.00005731189" calcext:value-type="float">
            <text:p>5.731189E-05</text:p>
          </table:table-cell>
          <table:table-cell office:value-type="float" office:value="0.927179" calcext:value-type="float">
            <text:p>0.927179</text:p>
          </table:table-cell>
          <table:table-cell office:value-type="float" office:value="0.000009419023" calcext:value-type="float">
            <text:p>9.419023E-06</text:p>
          </table:table-cell>
          <table:table-cell table:formula="of:=[.C3]-[.E3]" office:value-type="float" office:value="-0.000121000000000038" calcext:value-type="float">
            <text:p>-0.000121</text:p>
          </table:table-cell>
          <table:table-cell/>
        </table:table-row>
        <table:table-row table:style-name="ro2">
          <table:table-cell office:value-type="string" calcext:value-type="string">
            <text:p>DTLZ3</text:p>
          </table:table-cell>
          <table:table-cell office:value-type="float" office:value="3" calcext:value-type="float">
            <text:p>3</text:p>
          </table:table-cell>
          <table:table-cell office:value-type="float" office:value="0.92594" calcext:value-type="float">
            <text:p>0.92594</text:p>
          </table:table-cell>
          <table:table-cell office:value-type="float" office:value="0.0006466677" calcext:value-type="float">
            <text:p>0.0006466677</text:p>
          </table:table-cell>
          <table:table-cell office:value-type="float" office:value="0.92605" calcext:value-type="float">
            <text:p>0.92605</text:p>
          </table:table-cell>
          <table:table-cell office:value-type="float" office:value="0.0005269252" calcext:value-type="float">
            <text:p>0.0005269252</text:p>
          </table:table-cell>
          <table:table-cell table:formula="of:=[.C4]-[.E4]" office:value-type="float" office:value="-0.000109999999999943" calcext:value-type="float">
            <text:p>-0.00011</text:p>
          </table:table-cell>
          <table:table-cell/>
        </table:table-row>
        <table:table-row table:style-name="ro2">
          <table:table-cell office:value-type="string" calcext:value-type="string">
            <text:p>DTLZ4</text:p>
          </table:table-cell>
          <table:table-cell office:value-type="float" office:value="3" calcext:value-type="float">
            <text:p>3</text:p>
          </table:table-cell>
          <table:table-cell office:value-type="float" office:value="0.927046" calcext:value-type="float">
            <text:p>0.927046</text:p>
          </table:table-cell>
          <table:table-cell office:value-type="float" office:value="0.00006561457" calcext:value-type="float">
            <text:p>6.561457E-05</text:p>
          </table:table-cell>
          <table:table-cell office:value-type="float" office:value="0.92716" calcext:value-type="float">
            <text:p>0.92716</text:p>
          </table:table-cell>
          <table:table-cell office:value-type="float" office:value="0.00002048323" calcext:value-type="float">
            <text:p>2.048323E-05</text:p>
          </table:table-cell>
          <table:table-cell table:formula="of:=[.C5]-[.E5]" office:value-type="float" office:value="-0.000114000000000059" calcext:value-type="float">
            <text:p>-0.000114</text:p>
          </table:table-cell>
          <table:table-cell/>
        </table:table-row>
        <table:table-row table:style-name="ro2">
          <table:table-cell office:value-type="string" calcext:value-type="string">
            <text:p>DTLZ1</text:p>
          </table:table-cell>
          <table:table-cell office:value-type="float" office:value="6" calcext:value-type="float">
            <text:p>6</text:p>
          </table:table-cell>
          <table:table-cell office:value-type="float" office:value="0.999954" calcext:value-type="float">
            <text:p>0.999954</text:p>
          </table:table-cell>
          <table:table-cell office:value-type="float" office:value="0.00003793846" calcext:value-type="float">
            <text:p>3.793846E-05</text:p>
          </table:table-cell>
          <table:table-cell office:value-type="float" office:value="0.999995" calcext:value-type="float">
            <text:p>0.999995</text:p>
          </table:table-cell>
          <table:table-cell office:value-type="float" office:value="0.0000000585692" calcext:value-type="float">
            <text:p>5.85692E-08</text:p>
          </table:table-cell>
          <table:table-cell table:formula="of:=[.C6]-[.E6]" office:value-type="float" office:value="-0.0000409999999999577" calcext:value-type="float">
            <text:p>-4.09999999999577E-05</text:p>
          </table:table-cell>
          <table:table-cell/>
        </table:table-row>
        <table:table-row table:style-name="ro2">
          <table:table-cell office:value-type="string" calcext:value-type="string">
            <text:p>DTLZ2</text:p>
          </table:table-cell>
          <table:table-cell office:value-type="float" office:value="6" calcext:value-type="float">
            <text:p>6</text:p>
          </table:table-cell>
          <table:table-cell office:value-type="float" office:value="0.995951" calcext:value-type="float">
            <text:p>0.995951</text:p>
          </table:table-cell>
          <table:table-cell office:value-type="float" office:value="0.000004657234" calcext:value-type="float">
            <text:p>4.657234E-06</text:p>
          </table:table-cell>
          <table:table-cell office:value-type="float" office:value="0.995896" calcext:value-type="float">
            <text:p>0.995896</text:p>
          </table:table-cell>
          <table:table-cell office:value-type="float" office:value="0.0000157276" calcext:value-type="float">
            <text:p>1.57276E-05</text:p>
          </table:table-cell>
          <table:table-cell table:formula="of:=[.C7]-[.E7]" office:value-type="float" office:value="0.0000549999999999162" calcext:value-type="float">
            <text:p>5.49999999999162E-05</text:p>
          </table:table-cell>
          <table:table-cell/>
        </table:table-row>
        <table:table-row table:style-name="ro2">
          <table:table-cell office:value-type="string" calcext:value-type="string">
            <text:p>DTLZ3</text:p>
          </table:table-cell>
          <table:table-cell office:value-type="float" office:value="6" calcext:value-type="float">
            <text:p>6</text:p>
          </table:table-cell>
          <table:table-cell office:value-type="float" office:value="0.995825" calcext:value-type="float">
            <text:p>0.995825</text:p>
          </table:table-cell>
          <table:table-cell office:value-type="float" office:value="0.00008987787" calcext:value-type="float">
            <text:p>8.987787E-05</text:p>
          </table:table-cell>
          <table:table-cell office:value-type="float" office:value="0.795969" calcext:value-type="float">
            <text:p>0.795969</text:p>
          </table:table-cell>
          <table:table-cell office:value-type="float" office:value="0.3979843" calcext:value-type="float">
            <text:p>0.3979843</text:p>
          </table:table-cell>
          <table:table-cell table:formula="of:=[.C8]-[.E8]" office:value-type="float" office:value="0.199856" calcext:value-type="float">
            <text:p>0.199856</text:p>
          </table:table-cell>
          <table:table-cell/>
        </table:table-row>
        <table:table-row table:style-name="ro2">
          <table:table-cell office:value-type="string" calcext:value-type="string">
            <text:p>DTLZ4</text:p>
          </table:table-cell>
          <table:table-cell office:value-type="float" office:value="6" calcext:value-type="float">
            <text:p>6</text:p>
          </table:table-cell>
          <table:table-cell office:value-type="float" office:value="0.995942" calcext:value-type="float">
            <text:p>0.995942</text:p>
          </table:table-cell>
          <table:table-cell office:value-type="float" office:value="0.000007257118" calcext:value-type="float">
            <text:p>7.257118E-06</text:p>
          </table:table-cell>
          <table:table-cell office:value-type="float" office:value="0.995439" calcext:value-type="float">
            <text:p>0.995439</text:p>
          </table:table-cell>
          <table:table-cell office:value-type="float" office:value="0.0001007562" calcext:value-type="float">
            <text:p>0.0001007562</text:p>
          </table:table-cell>
          <table:table-cell table:formula="of:=[.C9]-[.E9]" office:value-type="float" office:value="0.000503000000000031" calcext:value-type="float">
            <text:p>0.000503</text:p>
          </table:table-cell>
          <table:table-cell/>
        </table:table-row>
        <table:table-row table:style-name="ro2">
          <table:table-cell office:value-type="string" calcext:value-type="string">
            <text:p>DTLZ1</text:p>
          </table:table-cell>
          <table:table-cell office:value-type="float" office:value="8" calcext:value-type="float">
            <text:p>8</text:p>
          </table:table-cell>
          <table:table-cell office:value-type="float" office:value="0.997977" calcext:value-type="float">
            <text:p>0.997977</text:p>
          </table:table-cell>
          <table:table-cell office:value-type="float" office:value="0.001684626" calcext:value-type="float">
            <text:p>0.001684626</text:p>
          </table:table-cell>
          <table:table-cell office:value-type="float" office:value="1" calcext:value-type="float">
            <text:p>1</text:p>
          </table:table-cell>
          <table:table-cell office:value-type="float" office:value="0.0000006262762" calcext:value-type="float">
            <text:p>6.262762E-07</text:p>
          </table:table-cell>
          <table:table-cell table:formula="of:=[.C10]-[.E10]" office:value-type="float" office:value="-0.002023" calcext:value-type="float">
            <text:p>-0.002023</text:p>
          </table:table-cell>
          <table:table-cell/>
        </table:table-row>
        <table:table-row table:style-name="ro2">
          <table:table-cell office:value-type="string" calcext:value-type="string">
            <text:p>DTLZ2</text:p>
          </table:table-cell>
          <table:table-cell office:value-type="float" office:value="8" calcext:value-type="float">
            <text:p>8</text:p>
          </table:table-cell>
          <table:table-cell office:value-type="float" office:value="0.999318" calcext:value-type="float">
            <text:p>0.999318</text:p>
          </table:table-cell>
          <table:table-cell office:value-type="float" office:value="0.0000009591031" calcext:value-type="float">
            <text:p>9.591031E-07</text:p>
          </table:table-cell>
          <table:table-cell office:value-type="float" office:value="0.999279" calcext:value-type="float">
            <text:p>0.999279</text:p>
          </table:table-cell>
          <table:table-cell office:value-type="float" office:value="0.000006060112" calcext:value-type="float">
            <text:p>6.060112E-06</text:p>
          </table:table-cell>
          <table:table-cell table:formula="of:=[.C11]-[.E11]" office:value-type="float" office:value="0.0000390000000000112" calcext:value-type="float">
            <text:p>3.90000000000112E-05</text:p>
          </table:table-cell>
          <table:table-cell/>
        </table:table-row>
        <table:table-row table:style-name="ro2">
          <table:table-cell office:value-type="string" calcext:value-type="string">
            <text:p>DTLZ3</text:p>
          </table:table-cell>
          <table:table-cell office:value-type="float" office:value="8" calcext:value-type="float">
            <text:p>8</text:p>
          </table:table-cell>
          <table:table-cell office:value-type="float" office:value="0.999283" calcext:value-type="float">
            <text:p>0.999283</text:p>
          </table:table-cell>
          <table:table-cell office:value-type="float" office:value="0.00001937895" calcext:value-type="float">
            <text:p>1.937895E-0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2]-[.E12]" office:value-type="float" office:value="0.999283" calcext:value-type="float">
            <text:p>0.999283</text:p>
          </table:table-cell>
          <table:table-cell/>
        </table:table-row>
        <table:table-row table:style-name="ro2">
          <table:table-cell office:value-type="string" calcext:value-type="string">
            <text:p>DTLZ4</text:p>
          </table:table-cell>
          <table:table-cell office:value-type="float" office:value="8" calcext:value-type="float">
            <text:p>8</text:p>
          </table:table-cell>
          <table:table-cell office:value-type="float" office:value="0.999315" calcext:value-type="float">
            <text:p>0.999315</text:p>
          </table:table-cell>
          <table:table-cell office:value-type="float" office:value="0.000002271697" calcext:value-type="float">
            <text:p>2.271697E-06</text:p>
          </table:table-cell>
          <table:table-cell office:value-type="float" office:value="0.998884" calcext:value-type="float">
            <text:p>0.998884</text:p>
          </table:table-cell>
          <table:table-cell office:value-type="float" office:value="0.0000863574" calcext:value-type="float">
            <text:p>8.63574E-05</text:p>
          </table:table-cell>
          <table:table-cell table:formula="of:=[.C13]-[.E13]" office:value-type="float" office:value="0.000430999999999959" calcext:value-type="float">
            <text:p>0.000431</text:p>
          </table:table-cell>
          <table:table-cell/>
        </table:table-row>
        <table:table-row table:style-name="ro2">
          <table:table-cell office:value-type="string" calcext:value-type="string">
            <text:p>DTLZ1</text:p>
          </table:table-cell>
          <table:table-cell office:value-type="float" office:value="10" calcext:value-type="float">
            <text:p>10</text:p>
          </table:table-cell>
          <table:table-cell office:value-type="float" office:value="0.998314" calcext:value-type="float">
            <text:p>0.998314</text:p>
          </table:table-cell>
          <table:table-cell office:value-type="float" office:value="0.001467421" calcext:value-type="float">
            <text:p>0.001467421</text:p>
          </table:table-cell>
          <table:table-cell office:value-type="float" office:value="0.7" calcext:value-type="float">
            <text:p>0.7</text:p>
          </table:table-cell>
          <table:table-cell office:value-type="float" office:value="0.4582576" calcext:value-type="float">
            <text:p>0.4582576</text:p>
          </table:table-cell>
          <table:table-cell table:formula="of:=[.C14]-[.E14]" office:value-type="float" office:value="0.298314" calcext:value-type="float">
            <text:p>0.298314</text:p>
          </table:table-cell>
          <table:table-cell/>
        </table:table-row>
        <table:table-row table:style-name="ro2">
          <table:table-cell office:value-type="string" calcext:value-type="string">
            <text:p>DTLZ2</text:p>
          </table:table-cell>
          <table:table-cell office:value-type="float" office:value="10" calcext:value-type="float">
            <text:p>10</text:p>
          </table:table-cell>
          <table:table-cell office:value-type="float" office:value="0.999918" calcext:value-type="float">
            <text:p>0.999918</text:p>
          </table:table-cell>
          <table:table-cell office:value-type="float" office:value="0.0000002588625" calcext:value-type="float">
            <text:p>2.588625E-07</text:p>
          </table:table-cell>
          <table:table-cell office:value-type="float" office:value="0.99989" calcext:value-type="float">
            <text:p>0.99989</text:p>
          </table:table-cell>
          <table:table-cell office:value-type="float" office:value="0.000003247373" calcext:value-type="float">
            <text:p>3.247373E-06</text:p>
          </table:table-cell>
          <table:table-cell table:formula="of:=[.C15]-[.E15]" office:value-type="float" office:value="0.000028000000000028" calcext:value-type="float">
            <text:p>2.8000000000028E-05</text:p>
          </table:table-cell>
          <table:table-cell/>
        </table:table-row>
        <table:table-row table:style-name="ro2">
          <table:table-cell office:value-type="string" calcext:value-type="string">
            <text:p>DTLZ3</text:p>
          </table:table-cell>
          <table:table-cell office:value-type="float" office:value="10" calcext:value-type="float">
            <text:p>10</text:p>
          </table:table-cell>
          <table:table-cell office:value-type="float" office:value="0.999914" calcext:value-type="float">
            <text:p>0.999914</text:p>
          </table:table-cell>
          <table:table-cell office:value-type="float" office:value="0.00000248046" calcext:value-type="float">
            <text:p>2.48046E-06</text:p>
          </table:table-cell>
          <table:table-cell office:value-type="float" office:value="0.099984" calcext:value-type="float">
            <text:p>0.099984</text:p>
          </table:table-cell>
          <table:table-cell office:value-type="float" office:value="0.2999531" calcext:value-type="float">
            <text:p>0.2999531</text:p>
          </table:table-cell>
          <table:table-cell table:formula="of:=[.C16]-[.E16]" office:value-type="float" office:value="0.89993" calcext:value-type="float">
            <text:p>0.89993</text:p>
          </table:table-cell>
          <table:table-cell/>
        </table:table-row>
        <table:table-row table:style-name="ro2">
          <table:table-cell office:value-type="string" calcext:value-type="string">
            <text:p>DTLZ4</text:p>
          </table:table-cell>
          <table:table-cell office:value-type="float" office:value="10" calcext:value-type="float">
            <text:p>10</text:p>
          </table:table-cell>
          <table:table-cell office:value-type="float" office:value="0.999917" calcext:value-type="float">
            <text:p>0.999917</text:p>
          </table:table-cell>
          <table:table-cell office:value-type="float" office:value="0.0000002500008" calcext:value-type="float">
            <text:p>2.500008E-07</text:p>
          </table:table-cell>
          <table:table-cell office:value-type="float" office:value="0.999759" calcext:value-type="float">
            <text:p>0.999759</text:p>
          </table:table-cell>
          <table:table-cell office:value-type="float" office:value="0.00002420413" calcext:value-type="float">
            <text:p>2.420413E-05</text:p>
          </table:table-cell>
          <table:table-cell table:formula="of:=[.C17]-[.E17]" office:value-type="float" office:value="0.000157999999999991" calcext:value-type="float">
            <text:p>0.000158</text:p>
          </table:table-cell>
          <table:table-cell/>
        </table:table-row>
        <calcext:conditional-formats>
          <calcext:conditional-format calcext:target-range-address="Sheet1.G2:Sheet1.H17">
            <calcext:condition calcext:apply-style-name="Bad" calcext:value="&lt;0" calcext:base-cell-address="Sheet1.G2"/>
            <calcext:condition calcext:apply-style-name="Good" calcext:value="&gt;0" calcext:base-cell-address="Sheet1.G2"/>
          </calcext:conditional-format>
          <calcext:conditional-format calcext:target-range-address="Sheet1.C2:Sheet1.C17">
            <calcext:condition calcext:apply-style-name="Bad" calcext:value="&lt;$sheet1.$e$2$sheet1.$e$2$sheet1.$e$2:[#REF!]" calcext:base-cell-address="Sheet1.C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9T11:48:06.875652445</meta:creation-date>
    <dc:date>2019-03-20T14:02:13.864047401</dc:date>
    <meta:editing-duration>P1DT1H52M26S</meta:editing-duration>
    <meta:editing-cycles>1</meta:editing-cycles>
    <meta:document-statistic meta:table-count="1" meta:cell-count="119" meta:object-count="0"/>
    <meta:generator>LibreOffice/5.3.6.1$Linux_X86_64 LibreOffice_project/30$Build-1</meta:generator>
  </office:meta>
</office:document-meta>
</file>